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899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4">
            <text:p>Muestra</text:p>
          </table:table-cell>
          <table:table-cell office:value-type="string" table:style-name="ce4">
            <text:p>Diametro [mm]</text:p>
          </table:table-cell>
          <table:table-cell office:value-type="string" table:style-name="ce4">
            <text:p>alto [mm]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1</text:p>
          </table:table-cell>
          <table:table-cell office:value-type="float" office:value="39.484000000000002" table:style-name="ce5">
            <text:p>39,484</text:p>
          </table:table-cell>
          <table:table-cell office:value-type="float" office:value="3.6509999999999998" table:style-name="ce5">
            <text:p>3,65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2</text:p>
          </table:table-cell>
          <table:table-cell office:value-type="float" office:value="40.253" table:style-name="ce5">
            <text:p>40,253</text:p>
          </table:table-cell>
          <table:table-cell office:value-type="float" office:value="4.6559999999999997" table:style-name="ce5">
            <text:p>4,65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3</text:p>
          </table:table-cell>
          <table:table-cell office:value-type="float" office:value="38.22" table:style-name="ce5">
            <text:p>38,220</text:p>
          </table:table-cell>
          <table:table-cell office:value-type="float" office:value="3.9180000000000001" table:style-name="ce5">
            <text:p>3,9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4</text:p>
          </table:table-cell>
          <table:table-cell office:value-type="float" office:value="39.6" table:style-name="ce5">
            <text:p>39,600</text:p>
          </table:table-cell>
          <table:table-cell office:value-type="float" office:value="4.1360000000000001" table:style-name="ce5">
            <text:p>4,13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5</text:p>
          </table:table-cell>
          <table:table-cell office:value-type="float" office:value="40.19" table:style-name="ce4">
            <text:p>40,19</text:p>
          </table:table-cell>
          <table:table-cell office:value-type="float" office:value="3.4220000000000002" table:style-name="ce4">
            <text:p>3,42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6</text:p>
          </table:table-cell>
          <table:table-cell office:value-type="float" office:value="37.341999999999999" table:style-name="ce4">
            <text:p>37,342</text:p>
          </table:table-cell>
          <table:table-cell office:value-type="float" office:value="4.0720000000000001" table:style-name="ce4">
            <text:p>4,07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7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Cristian Catrilef Pozo</meta:initial-creator>
    <dc:creator>Cristian Catrilef Pozo</dc:creator>
    <meta:creation-date>2026-04-10T23:51:17Z</meta:creation-date>
    <dc:date>2026-04-11T17:20:58Z</dc:date>
  </office:meta>
</office:document-meta>
</file>